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number:number-style style:name="N0">
      <number:number number:min-integer-digits="1"/>
    </number:number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py3o.string_date"/>
        <text:user-field-decl office:value-type="float" office:value="0" text:name="py3o.odt_value_date"/>
      </text:user-field-decls>
      <text:p text:style-name="Standard"><text:user-field-get style:data-style-name="N38" text:name="py3o.string_date">Saturday, December 30, 1899</text:user-field-get></text:p>
      <text:p text:style-name="Standard"><text:user-field-get style:data-style-name="N38" text:name="py3o.odt_value_date">Saturday, December 30, 1899</text:user-field-get></text:p>
      <text:p text:style-name="Standard"><text:user-field-get style:data-style-name="N0" text:name="py3o.odt_value_date">0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13:39:12.493886699</meta:creation-date>
    <dc:date>2016-05-03T16:33:59.616027884</dc:date>
    <meta:editing-duration>PT33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9" meta:character-count="55" meta:non-whitespace-character-count="49"/>
  </office:meta>
</office:document-meta>
</file>